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4451in" table:align="right" style:writing-mode="rl-tb"/>
    </style:style>
    <style:style style:name="Table1.A" style:family="table-column">
      <style:table-column-properties style:column-width="3.4438in"/>
    </style:style>
    <style:style style:name="Table1.B" style:family="table-column">
      <style:table-column-properties style:column-width="1.0028in"/>
    </style:style>
    <style:style style:name="Table1.C" style:family="table-column">
      <style:table-column-properties style:column-width="1.0611in"/>
    </style:style>
    <style:style style:name="Table1.D" style:family="table-column">
      <style:table-column-properties style:column-width="0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014in" table:align="right" style:writing-mode="rl-tb"/>
    </style:style>
    <style:style style:name="Table2.A" style:family="table-column">
      <style:table-column-properties style:column-width="4.1014in"/>
    </style:style>
    <style:style style:name="Table2.B" style:family="table-column">
      <style:table-column-properties style:column-width="0.6889in"/>
    </style:style>
    <style:style style:name="Table2.C" style:family="table-column">
      <style:table-column-properties style:column-width="1.811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2" style:family="table-row">
      <style:table-row-properties style:min-row-height="0.2965in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 fo:text-align="end" style:justify-single-word="false"/>
      <style:text-properties officeooo:rsid="03ef406b" officeooo:paragraph-rsid="042cd28c"/>
    </style:style>
    <style:style style:name="P4" style:family="paragraph" style:parent-style-name="Text_20_body">
      <style:paragraph-properties fo:line-height="100%"/>
      <style:text-properties officeooo:rsid="04202c6b" officeooo:paragraph-rsid="04356226"/>
    </style:style>
    <style:style style:name="P5" style:family="paragraph" style:parent-style-name="Text_20_body">
      <style:paragraph-properties fo:line-height="100%"/>
      <style:text-properties officeooo:rsid="0470bc45" officeooo:paragraph-rsid="04a7a5e8"/>
    </style:style>
    <style:style style:name="P6" style:family="paragraph" style:parent-style-name="Text_20_body">
      <style:paragraph-properties fo:line-height="100%"/>
      <style:text-properties officeooo:rsid="04728c89" officeooo:paragraph-rsid="04a7a5e8"/>
    </style:style>
    <style:style style:name="P7" style:family="paragraph" style:parent-style-name="Text_20_body">
      <style:paragraph-properties fo:line-height="100%"/>
      <style:text-properties officeooo:rsid="04471d2d" officeooo:paragraph-rsid="04471d2d"/>
    </style:style>
    <style:style style:name="P8" style:family="paragraph" style:parent-style-name="Text_20_body">
      <style:paragraph-properties fo:line-height="100%"/>
      <style:text-properties officeooo:rsid="047ad851" officeooo:paragraph-rsid="047ad851"/>
    </style:style>
    <style:style style:name="P9" style:family="paragraph" style:parent-style-name="Text_20_body">
      <style:paragraph-properties fo:line-height="100%"/>
      <style:text-properties officeooo:rsid="046f7cba" officeooo:paragraph-rsid="04a7a5e8"/>
    </style:style>
    <style:style style:name="P10" style:family="paragraph" style:parent-style-name="Text_20_body">
      <style:paragraph-properties fo:line-height="100%"/>
      <style:text-properties officeooo:rsid="0452ba07" officeooo:paragraph-rsid="0464079f"/>
    </style:style>
    <style:style style:name="P11" style:family="paragraph" style:parent-style-name="Text_20_body">
      <style:text-properties officeooo:rsid="0491b323" officeooo:paragraph-rsid="0491b323"/>
    </style:style>
    <style:style style:name="P12" style:family="paragraph" style:parent-style-name="Text_20_body">
      <style:text-properties officeooo:rsid="049395cc" officeooo:paragraph-rsid="049395cc"/>
    </style:style>
    <style:style style:name="P13" style:family="paragraph" style:parent-style-name="Text_20_body">
      <style:text-properties officeooo:rsid="04958ff0" officeooo:paragraph-rsid="04958ff0"/>
    </style:style>
    <style:style style:name="P14" style:family="paragraph" style:parent-style-name="Text_20_body">
      <style:text-properties officeooo:rsid="04958ff0" officeooo:paragraph-rsid="049a935d"/>
    </style:style>
    <style:style style:name="P15" style:family="paragraph" style:parent-style-name="Text_20_body">
      <style:paragraph-properties fo:line-height="100%" fo:text-align="end" style:justify-single-word="false"/>
      <style:text-properties officeooo:rsid="03dbfc0a" officeooo:paragraph-rsid="04a7a5e8"/>
    </style:style>
    <style:style style:name="P16" style:family="paragraph" style:parent-style-name="Text_20_body">
      <style:paragraph-properties fo:line-height="100%"/>
      <style:text-properties officeooo:rsid="04af6545" officeooo:paragraph-rsid="04af6545"/>
    </style:style>
    <style:style style:name="P17" style:family="paragraph" style:parent-style-name="Text_20_body">
      <style:paragraph-properties fo:line-height="100%"/>
      <style:text-properties officeooo:rsid="04228bf6" officeooo:paragraph-rsid="04356226"/>
    </style:style>
    <style:style style:name="P18" style:family="paragraph" style:parent-style-name="Text_20_body">
      <style:paragraph-properties fo:line-height="100%"/>
      <style:text-properties officeooo:rsid="04a01143" officeooo:paragraph-rsid="04a01143"/>
    </style:style>
    <style:style style:name="P19" style:family="paragraph" style:parent-style-name="Text_20_body">
      <style:paragraph-properties fo:line-height="100%"/>
      <style:text-properties officeooo:rsid="04ba8917" officeooo:paragraph-rsid="04ba8917"/>
    </style:style>
    <style:style style:name="P20" style:family="paragraph" style:parent-style-name="Heading_20_2">
      <style:paragraph-properties fo:margin-top="0in" fo:margin-bottom="0.0181in" loext:contextual-spacing="false" fo:line-height="100%"/>
      <style:text-properties officeooo:rsid="03ed1c62" officeooo:paragraph-rsid="04818416"/>
    </style:style>
    <style:style style:name="P21" style:family="paragraph" style:parent-style-name="Heading_20_2">
      <style:paragraph-properties fo:margin-top="0in" fo:margin-bottom="0.0181in" loext:contextual-spacing="false" fo:line-height="100%"/>
      <style:text-properties officeooo:rsid="03ed1c62" officeooo:paragraph-rsid="0482517b"/>
    </style:style>
    <style:style style:name="P22" style:family="paragraph" style:parent-style-name="Heading_20_2">
      <style:paragraph-properties fo:margin-top="0in" fo:margin-bottom="0.0181in" loext:contextual-spacing="false" fo:line-height="100%"/>
      <style:text-properties officeooo:rsid="03ed1c62" officeooo:paragraph-rsid="04a7a5e8"/>
    </style:style>
    <style:style style:name="P23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4a7a5e8"/>
    </style:style>
    <style:style style:name="P24" style:family="paragraph" style:parent-style-name="Text_20_body">
      <style:paragraph-properties fo:margin-top="0in" fo:margin-bottom="0.0181in" loext:contextual-spacing="false" fo:line-height="100%"/>
      <style:text-properties officeooo:rsid="04699601" officeooo:paragraph-rsid="04a7a5e8"/>
    </style:style>
    <style:style style:name="P25" style:family="paragraph" style:parent-style-name="Table_20_Contents">
      <style:paragraph-properties fo:line-height="100%" fo:text-align="center" style:justify-single-word="false"/>
      <style:text-properties officeooo:rsid="041d270a" officeooo:paragraph-rsid="041d270a"/>
    </style:style>
    <style:style style:name="P26" style:family="paragraph" style:parent-style-name="Table_20_Contents">
      <style:paragraph-properties fo:line-height="100%" fo:text-align="center" style:justify-single-word="false"/>
      <style:text-properties officeooo:rsid="041e349b" officeooo:paragraph-rsid="041e349b"/>
    </style:style>
    <style:style style:name="P27" style:family="paragraph" style:parent-style-name="Table_20_Contents">
      <style:paragraph-properties fo:line-height="100%" fo:text-align="center" style:justify-single-word="false"/>
      <style:text-properties officeooo:rsid="041f6888" officeooo:paragraph-rsid="041f6888"/>
    </style:style>
    <style:style style:name="P28" style:family="paragraph" style:parent-style-name="Table_20_Contents">
      <style:paragraph-properties fo:line-height="100%" fo:text-align="center" style:justify-single-word="false"/>
      <style:text-properties officeooo:paragraph-rsid="04a7a5e8"/>
    </style:style>
    <style:style style:name="P29" style:family="paragraph" style:parent-style-name="Table_20_Contents">
      <style:paragraph-properties fo:line-height="100%" fo:text-align="center" style:justify-single-word="false"/>
      <style:text-properties officeooo:rsid="03e873f6" officeooo:paragraph-rsid="04a7a5e8"/>
    </style:style>
    <style:style style:name="P30" style:family="paragraph" style:parent-style-name="Table_20_Contents">
      <style:paragraph-properties fo:line-height="100%" fo:text-align="center" style:justify-single-word="false"/>
      <style:text-properties officeooo:rsid="03e848e0" officeooo:paragraph-rsid="04a7a5e8"/>
    </style:style>
    <style:style style:name="P31" style:family="paragraph" style:parent-style-name="Table_20_Contents">
      <style:paragraph-properties fo:line-height="100%" fo:text-align="center" style:justify-single-word="false"/>
      <style:text-properties officeooo:rsid="03e98464" officeooo:paragraph-rsid="04a7a5e8"/>
    </style:style>
    <style:style style:name="P32" style:family="paragraph" style:parent-style-name="Standard">
      <style:paragraph-properties fo:line-height="100%"/>
      <style:text-properties officeooo:rsid="03eb354c" officeooo:paragraph-rsid="04a7a5e8"/>
    </style:style>
    <style:style style:name="P33" style:family="paragraph" style:parent-style-name="Heading_20_2">
      <style:paragraph-properties fo:line-height="100%"/>
      <style:text-properties officeooo:rsid="0452ba07" officeooo:paragraph-rsid="0490b3a9"/>
    </style:style>
    <style:style style:name="P34" style:family="paragraph" style:parent-style-name="Heading_20_2">
      <style:text-properties officeooo:rsid="049395cc" officeooo:paragraph-rsid="049395cc"/>
    </style:style>
    <style:style style:name="P35" style:family="paragraph" style:parent-style-name="Heading_20_2">
      <style:text-properties officeooo:paragraph-rsid="04a7a5e8"/>
    </style:style>
    <style:style style:name="P36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3e8184d"/>
    </style:style>
    <style:style style:name="T2" style:family="text">
      <style:text-properties officeooo:rsid="03fcb438"/>
    </style:style>
    <style:style style:name="T3" style:family="text">
      <style:text-properties officeooo:rsid="03fde0d0"/>
    </style:style>
    <style:style style:name="T4" style:family="text">
      <style:text-properties officeooo:rsid="0404f5ef"/>
    </style:style>
    <style:style style:name="T5" style:family="text">
      <style:text-properties officeooo:rsid="04064434"/>
    </style:style>
    <style:style style:name="T6" style:family="text">
      <style:text-properties officeooo:rsid="040bcbff"/>
    </style:style>
    <style:style style:name="T7" style:family="text">
      <style:text-properties officeooo:rsid="04219f6b"/>
    </style:style>
    <style:style style:name="T8" style:family="text">
      <style:text-properties officeooo:rsid="04237cd7"/>
    </style:style>
    <style:style style:name="T9" style:family="text">
      <style:text-properties officeooo:rsid="04317472"/>
    </style:style>
    <style:style style:name="T10" style:family="text">
      <style:text-properties officeooo:rsid="0449ea87"/>
    </style:style>
    <style:style style:name="T11" style:family="text">
      <style:text-properties officeooo:rsid="044d13cb"/>
    </style:style>
    <style:style style:name="T12" style:family="text">
      <style:text-properties officeooo:rsid="0452cf3f"/>
    </style:style>
    <style:style style:name="T13" style:family="text">
      <style:text-properties officeooo:rsid="045aaddc"/>
    </style:style>
    <style:style style:name="T14" style:family="text">
      <style:text-properties officeooo:rsid="045feb4e"/>
    </style:style>
    <style:style style:name="T15" style:family="text">
      <style:text-properties officeooo:rsid="04699601"/>
    </style:style>
    <style:style style:name="T16" style:family="text">
      <style:text-properties officeooo:rsid="04728c89"/>
    </style:style>
    <style:style style:name="T17" style:family="text">
      <style:text-properties officeooo:rsid="047641c6"/>
    </style:style>
    <style:style style:name="T18" style:family="text">
      <style:text-properties officeooo:rsid="047f7f13"/>
    </style:style>
    <style:style style:name="T19" style:family="text">
      <style:text-properties officeooo:rsid="048525d6"/>
    </style:style>
    <style:style style:name="T20" style:family="text">
      <style:text-properties officeooo:rsid="0486f5a3"/>
    </style:style>
    <style:style style:name="T21" style:family="text">
      <style:text-properties officeooo:rsid="0488e42c"/>
    </style:style>
    <style:style style:name="T22" style:family="text">
      <style:text-properties officeooo:rsid="0490b3a9"/>
    </style:style>
    <style:style style:name="T23" style:family="text">
      <style:text-properties officeooo:rsid="0491b323"/>
    </style:style>
    <style:style style:name="T24" style:family="text">
      <style:text-properties officeooo:rsid="04958ff0"/>
    </style:style>
    <style:style style:name="T25" style:family="text">
      <style:text-properties officeooo:rsid="049b95c6"/>
    </style:style>
    <style:style style:name="T26" style:family="text">
      <style:text-properties officeooo:rsid="04a38263"/>
    </style:style>
    <style:style style:name="T27" style:family="text">
      <style:text-properties officeooo:rsid="04a7a5e8"/>
    </style:style>
    <style:style style:name="T28" style:family="text">
      <style:text-properties officeooo:rsid="04a7fba2"/>
    </style:style>
    <style:style style:name="T29" style:family="text">
      <style:text-properties fo:font-size="12pt" officeooo:rsid="0486f5a3" style:font-size-asian="12pt" style:font-size-complex="12pt"/>
    </style:style>
    <style:style style:name="T30" style:family="text">
      <style:text-properties officeooo:rsid="04b90436"/>
    </style:style>
    <style:style style:name="T31" style:family="text">
      <style:text-properties officeooo:rsid="04ba8917"/>
    </style:style>
    <style:style style:name="T32" style:family="text">
      <style:text-properties officeooo:rsid="04bc63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<text:span text:style-name="T32">מטלה</text:span> 2</text:h>
      <text:p text:style-name="P16">יש לענות על שאלה אחת לבחירתכם. הגשה בזוגות, עד תחילת ההרצאה בשבוע הבא.</text:p>
      <text:p text:style-name="Heading_20_2">שאלה 1: החלפת בתים</text:p>
      <text:p text:style-name="P7"><text:span text:style-name="T19">א. בבעיית החלפת-בתים עם n אנשים, </text:span>אלגוריתם "מעגלי המסחר" מאתחל גרף עם 2n צמתים. כיתבו אלגוריתם המשתמש בגרף עם n צמתים בלבד.</text:p>
      <text:p text:style-name="P8">ב. הוכיחו את המשפט: אם כל יחסי ההעדפה הם חזקים (אין אדישות), אז אלגוריתם החלפת הבתים תמיד מחזיר שיבוץ <text:span text:style-name="T25">יעיל פארטו.</text:span></text:p>
      <text:p text:style-name="Heading_20_2">שאלה <text:span text:style-name="T20">2</text:span>: החלפת מעונות סטודנטים</text:p>
      <text:p text:style-name="P10">בעיית החלפת-מעונות-סטודנטים<text:span text:style-name="T12"> היא שילוב של בעיית שיבוץ-סטודנטים-למעונות עם בעיית החלפת-בתים: יש n סטודנטים שכבר גרים ב-n חדרים. <text:s text:c="2"/>אבל יש גם m סטודנטים חדשים שאין להם חדרים, <text:s/>ו-m חדרים פנויים שהדיירים שלהם עזבו לאחר שסיימו את התואר. </text:span>הציעו <text:span text:style-name="T13">אלגוריתם המשבץ את m+n הסטודנטים ל-m+n החדרים, עם שלוש התכונות: אמיתיות, יעילות-פארטו, והשתתפות מרצון. הוכיחו שהאלגוריתם שלכם מקיים את שלוש התכונות.</text:span></text:p>
      <text:p text:style-name="P33">שאלה <text:span text:style-name="T22">3</text:span>: <text:span text:style-name="T23">אלגוריתם מעגלי המסחר</text:span></text:p>
      <text:p text:style-name="P11">א. מיצאו שימוש נוסף לאלגוריתם מעגלי המסחר, שעדיין לא פועל במציאות.</text:p>
      <text:p text:style-name="P11">ב. כיתבו תוכנית <text:span text:style-name="T30">מפורטת </text:span>להקמת סטרט-אפ ו/או אתר אינטרנט ליישום הרעיון.</text:p>
      <text:p text:style-name="P22">שאלה<text:span text:style-name="T27">4</text:span>: <text:span text:style-name="T21">קשתות מזויפות</text:span></text:p>
      <text:p text:style-name="P9">בבעיית מציאת שידוך-כליות-גדול-ביותר, הנחנו שזוגות יכולים רק להסתיר קשתות. נניח עכשיו שזוגות יכולים גם להוסיף קשתות מזוייפות - למשל לזייף תוצאות של בדיקות רפואיות המראות שיש התאמה בינם לבין זוג אחר. </text:p>
      <text:p text:style-name="P5">א. הגדירו במדוייק <text:span text:style-name="T16">את המשמעות של "מנגנון אמיתי" עבור זוגות במצב זה.</text:span></text:p>
      <text:p text:style-name="P6">ב. הוכיחו או הפריכו: מנגנון שידוך-גדול-ביותר-עם-עדיפויות הוא אמיתי<text:span text:style-name="T17"> עבור הזוגות</text:span>.</text:p>
      <text:p text:style-name="P6"/>
      <text:p text:style-name="P35">שאלה <text:span text:style-name="T28">5</text:span>: <text:span text:style-name="T18">החלפת כליות לפי סוג דם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4" office:value-type="string">
            <text:p text:style-name="P15">בשאלה זו נניח שהתאמה בין תורם לנתרם תלויה רק <text:span text:style-name="T1">בסוג הדם. <text:s text:c="2"/>נתון מאגר-נתונים ובו שלושה זוגות עם סוגי-דם לפי הטבלה בצד שמאל.</text:span></text:p>
            <text:p text:style-name="P32">א. ציירו את הגרף המכוון המתאר את ההתאמות בגרף<text:span text:style-name="T2">.</text:span>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9">סוג-דם חולה</text:p>
          </table:table-cell>
          <table:table-cell table:style-name="Table1.D1" office:value-type="string">
            <text:p text:style-name="P29">סוג-דם תורם</text:p>
          </table:table-cell>
        </table:table-row>
        <table:table-row>
          <table:covered-table-cell/>
          <table:table-cell table:style-name="Table1.B2" office:value-type="string">
            <text:p text:style-name="P30">זוג ראשון</text:p>
          </table:table-cell>
          <table:table-cell table:style-name="Table1.B2" office:value-type="string">
            <text:p text:style-name="P31">AB</text:p>
          </table:table-cell>
          <table:table-cell table:style-name="Table1.D2" office:value-type="string">
            <text:p text:style-name="P31">O</text:p>
          </table:table-cell>
        </table:table-row>
        <table:table-row>
          <table:covered-table-cell/>
          <table:table-cell table:style-name="Table1.B2" office:value-type="string">
            <text:p text:style-name="P30">זוג שני</text:p>
          </table:table-cell>
          <table:table-cell table:style-name="Table1.B2" office:value-type="string">
            <text:p text:style-name="P31">O</text:p>
          </table:table-cell>
          <table:table-cell table:style-name="Table1.D2" office:value-type="string">
            <text:p text:style-name="P31">A</text:p>
          </table:table-cell>
        </table:table-row>
        <table:table-row>
          <table:covered-table-cell/>
          <table:table-cell table:style-name="Table1.B2" office:value-type="string">
            <text:p text:style-name="P30">זוג שלישי</text:p>
          </table:table-cell>
          <table:table-cell table:style-name="Table1.B2" office:value-type="string">
            <text:p text:style-name="P31">A</text:p>
          </table:table-cell>
          <table:table-cell table:style-name="Table1.D2" office:value-type="string">
            <text:p text:style-name="P31">AB</text:p>
          </table:table-cell>
        </table:table-row>
      </table:table>
      <text:p text:style-name="P23">ב. כמה ואיזה חולים אפשר להציל בלי החלפת כליות בכלל?</text:p>
      <text:p text:style-name="P23">ג. כמה <text:span text:style-name="T3">ואיזה חולים</text:span> אפשר להציל בעזרת <text:span text:style-name="T4">האלגוריתם למציאת שידוך גדול ביותר (שנלמד בכיתה)</text:span>?</text:p>
      <text:p text:style-name="P23">ד. כמה <text:span text:style-name="T5">ואיזה חולים</text:span> אפשר להציל בעזרת אלגוריתם <text:span text:style-name="T6">למציאת שלשות רבות ביותר (שלא נלמד בכיתה)?</text:span></text:p>
      <text:p text:style-name="P24"/>
      <text:p text:style-name="P22"><text:soft-page-break/></text:p>
      <text:p text:style-name="P20">שאלה<text:span text:style-name="T28">6</text:span>: <text:span text:style-name="T20">תורם חסיד</text:span><text:span text:style-name="T29"> ("שלי שלך ושלך שלך"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rows-spanned="8" office:value-type="string">
            <text:p text:style-name="P3"><text:span text:style-name="T15">ב</text:span>שאלה זו נניח שהתאמה בין תורם לנתרם תלויה בגורמים כלשהם ולא דווקא בסוג הדם. <text:span text:style-name="T11"><text:s/></text:span>נתון מאגר-נתונים עם שבעה זוגות <text:span text:style-name="T11">וטבלת-ההתאמה בצד שמאל.</text:span></text:p>
            <text:p text:style-name="P4">א. <text:span text:style-name="T7">כמה חולים אפשר להציל בעזרת אלגוריתם למציאת מעגלים באורך 3?</text:span></text:p>
            <text:p text:style-name="P17">ב. יום אחד מגיע למאגר <text:span text:style-name="T9">תורם חסיד</text:span> <text:span text:style-name="T10">(אלטרואיסט) </text:span>המוכן לתרום כליה בהתנדבות.<text:span text:style-name="T8"> מה המספר הגדול ביותר של חולים שאפשר להציל בעזרת תרומה זו? מי יתרום למי ובאיזה סדר?</text:span></text:p>
            <text:p text:style-name="P19">ג. מדוע תרומה ע"י תורם חסיד מאפשרת להציל בבת-אחת הרבה יותר אנשים מאשר החלפה?</text:p>
            <text:p text:style-name="P18"><text:span text:style-name="T31">ד</text:span>. <text:span text:style-name="T26">נניח שהחסיד הנ"ל בארץ כלשהי שבה עדיין אין מאגר החלפת כליות. הוא מתייעץ אתכם בשאלה הבאה: "האם לתרום עכשיו לחולה יחיד, או לחכות שיקימו מאגר החלפת כליות ואז התרומה שלי תציל חולים רבים יותר?" מה תייעצו לו?</text:span></text:p>
          </table:table-cell>
          <table:table-cell table:style-name="Table2.A1" office:value-type="string">
            <text:p text:style-name="P25"><text:span text:style-name="T14">ה</text:span>זוג הזה</text:p>
          </table:table-cell>
          <table:table-cell table:style-name="Table2.C1" office:value-type="string">
            <text:p text:style-name="P25">יכול לתרום לזוגות האלה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26">1</text:p>
          </table:table-cell>
          <table:table-cell table:style-name="Table2.C2" office:value-type="string">
            <text:p text:style-name="P27">2,3,4</text:p>
          </table:table-cell>
        </table:table-row>
        <table:table-row>
          <table:covered-table-cell/>
          <table:table-cell table:style-name="Table2.B2" office:value-type="string">
            <text:p text:style-name="P26">2</text:p>
          </table:table-cell>
          <table:table-cell table:style-name="Table2.C2" office:value-type="string">
            <text:p text:style-name="P26">5</text:p>
          </table:table-cell>
        </table:table-row>
        <table:table-row>
          <table:covered-table-cell/>
          <table:table-cell table:style-name="Table2.B2" office:value-type="string">
            <text:p text:style-name="P26">3</text:p>
          </table:table-cell>
          <table:table-cell table:style-name="Table2.C2" office:value-type="string">
            <text:p text:style-name="P26">6</text:p>
          </table:table-cell>
        </table:table-row>
        <table:table-row>
          <table:covered-table-cell/>
          <table:table-cell table:style-name="Table2.B2" office:value-type="string">
            <text:p text:style-name="P26">4</text:p>
          </table:table-cell>
          <table:table-cell table:style-name="Table2.C2" office:value-type="string">
            <text:p text:style-name="P26">-</text:p>
          </table:table-cell>
        </table:table-row>
        <table:table-row>
          <table:covered-table-cell/>
          <table:table-cell table:style-name="Table2.B2" office:value-type="string">
            <text:p text:style-name="P26">5</text:p>
          </table:table-cell>
          <table:table-cell table:style-name="Table2.C2" office:value-type="string">
            <text:p text:style-name="P26">-</text:p>
          </table:table-cell>
        </table:table-row>
        <table:table-row>
          <table:covered-table-cell/>
          <table:table-cell table:style-name="Table2.B2" office:value-type="string">
            <text:p text:style-name="P26">6</text:p>
          </table:table-cell>
          <table:table-cell table:style-name="Table2.C2" office:value-type="string">
            <text:p text:style-name="P26">7</text:p>
          </table:table-cell>
        </table:table-row>
        <table:table-row>
          <table:covered-table-cell/>
          <table:table-cell table:style-name="Table2.B2" office:value-type="string">
            <text:p text:style-name="P26">7</text:p>
          </table:table-cell>
          <table:table-cell table:style-name="Table2.C2" office:value-type="string">
            <text:p text:style-name="P26">-</text:p>
          </table:table-cell>
        </table:table-row>
      </table:table>
      <text:p text:style-name="P21"/>
      <text:p text:style-name="Heading_20_2">שאלה 7: החלפת ריאות</text:p>
      <text:p text:style-name="P12"><text:span text:style-name="T24">א. </text:span>קראו <text:span text:style-name="T24">בקישור למטה </text:span>על השתלת ריאו<text:span text:style-name="T24">ת: </text:span></text:p>
      <text:p text:style-name="P34">https://hospitals.clalit.co.il/rabin/he/departments-and-clinics/pulmonary/Pages/pulmonary_transplant.aspx</text:p>
      <text:p text:style-name="P14">מה ההבדל העקרוני בין השתלת ריאות לבין השתלת כליות? איך ישפיע ההבדל הזה על תיכנון מאגר-נתונים להחלפת ריאות?</text:p>
      <text:p text:style-name="P13">ב. ציירו גרף המתאר החלפת ריאות אופטימלית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23T12:23:48.211702864</dc:date>
    <meta:editing-duration>P9DT6H56M25S</meta:editing-duration>
    <meta:editing-cycles>1076</meta:editing-cycles>
    <meta:document-statistic meta:table-count="2" meta:image-count="0" meta:object-count="0" meta:page-count="2" meta:paragraph-count="60" meta:word-count="485" meta:character-count="2776" meta:non-whitespace-character-count="2343"/>
  </office:meta>
</office:document-meta>
</file>